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691cm"/>
    </style:style>
    <style:style style:name="co2" style:family="table-column">
      <style:table-column-properties fo:break-before="auto" style:column-width="11.061cm"/>
    </style:style>
    <style:style style:name="co3" style:family="table-column">
      <style:table-column-properties fo:break-before="auto" style:column-width="9.5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Revision_2016122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ource code</text:p>
          </table:table-cell>
          <table:table-cell table:style-name="ce1" office:value-type="string" calcext:value-type="string">
            <text:p>i386 test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./archive/zunearc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audio/abcm2ps/mmakefile.src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audio/milkytracker/mmakefile.src</text:p>
          </table:table-cell>
          <table:table-cell table:style-name="ce3" office:value-type="string" calcext:value-type="string">
            <text:p>old version kept, because current one needs SDL2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devel/bwbasic/mmakefile.src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devel/cbmbasic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devel/cflow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devel/ctags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emulation/dosbox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emulation/scummvm/mmakefile.src</text:p>
          </table:table-cell>
          <table:table-cell table:style-name="ce4" office:value-type="string" calcext:value-type="string">
            <text:p>doesn't compile</text:p>
          </table:table-cell>
          <table:table-cell table:style-name="ce4" office:value-type="string" calcext:value-type="string">
            <text:p>disabl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emulation/vbam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emulation/vice/mmakefile.src</text:p>
          </table:table-cell>
          <table:table-cell table:style-name="ce3" office:value-type="string" calcext:value-type="string">
            <text:p>old version kept, because current one doesn't compile out of the box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filetool/zaphod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./game/abuse/mmakefile.src</text:p>
          </table:table-cell>
          <table:table-cell office:value-type="string" calcext:value-type="string">
            <text:p>actual</text:p>
          </table:table-cell>
          <table:table-cell table:style-name="ce4" office:value-type="string" calcext:value-type="string">
            <text:p>disabled, hero falls through flo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biniax2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game/blobwars/mmakefile.src</text:p>
          </table:table-cell>
          <table:table-cell table:style-name="ce3" office:value-type="string" calcext:value-type="string">
            <text:p>old version kept, because current one needs SDL2</text:p>
          </table:table-cell>
          <table:table-cell table:style-name="ce4" office:value-type="string" calcext:value-type="string">
            <text:p>disabled because of crash when loading OGG fi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bugsquish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circuslinux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defendguin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gemdropx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game/gnurobbo/mmakefile.src</text:p>
          </table:table-cell>
          <table:table-cell table:style-name="ce3" office:value-type="string" calcext:value-type="string">
            <text:p>old version kept, because I want to find reason for crash</text:p>
          </table:table-cell>
          <table:table-cell table:style-name="ce4" office:value-type="string" calcext:value-type="string">
            <text:p>disabled because of crash when loading OGG fi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game/hurrican/mmakefile.src</text:p>
          </table:table-cell>
          <table:table-cell table:style-name="ce5" office:value-type="string" calcext:value-type="string">
            <text:p>will be updated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./game/interlogic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kobodl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game/koules/mmakefile.src</text:p>
          </table:table-cell>
          <table:table-cell table:style-name="ce5" office:value-type="string" calcext:value-type="string">
            <text:p>will be updated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./game/lmarbles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ltris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madbomber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game/magnetic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multipuzzle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penguincommand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game/pushover/mmakefile.src</text:p>
          </table:table-cell>
          <table:table-cell office:value-type="string" calcext:value-type="string">
            <text:p>actual</text:p>
          </table:table-cell>
          <table:table-cell table:style-name="ce4" office:value-type="string" calcext:value-type="string">
            <text:p>disabled because of crash when loading OGG fi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rocksndiamonds/mmakefile.src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sdlscavenger/mmakefile.src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vectoroids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game/wormwars/mmakefile.src</text:p>
          </table:table-cell>
          <table:table-cell table:style-name="ce3" office:value-type="string" calcext:value-type="string">
            <text:p>old version kept, because current one needs some porting work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ame/xpired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raphics/grafx2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graphics/lodepaint/mmakefile.src</text:p>
          </table:table-cell>
          <table:table-cell office:value-type="string" calcext:value-type="string">
            <text:p>actual</text:p>
          </table:table-cell>
          <table:table-cell table:style-name="ce6" office:value-type="string" calcext:value-type="string">
            <text:p>can't be tested on hosted because softpipe is too sl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raphics/potrace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graphics/zuneview/mmakefile.src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office/muibase/mmakefile.src</text:p>
          </table:table-cell>
          <table:table-cell office:value-type="string" calcext:value-type="string">
            <text:p>updated</text:p>
          </table:table-cell>
          <table:table-cell table:style-name="ce4" office:value-type="string" calcext:value-type="string">
            <text:p>disabled, crash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print/a2ps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scientific/mathomatic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scientific/mathx/mmakefile.src</text:p>
          </table:table-cell>
          <table:table-cell office:value-type="string" calcext:value-type="string">
            <text:p>actual</text:p>
          </table:table-cell>
          <table:table-cell table:style-name="ce4" office:value-type="string" calcext:value-type="string">
            <text:p>disabled, error about -fpermiss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text/annotate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text/antiword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 but prints Lua error about local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text/gocr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 but Shell prompt corru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text/polyglotman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/text/vim/mmakefile.src</text:p>
          </table:table-cell>
          <table:table-cell table:style-name="ce3" office:value-type="string" calcext:value-type="string">
            <text:p>old version kept, because current one needs some porting work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./video/screenrecorder/mmakefile.src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</table:table>
      <table:named-expressions/>
      <table:database-ranges>
        <table:database-range table:name="__Anonymous_Sheet_DB__0" table:target-range-address="Revision_20161229.A1:Revision_20161229.C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.00.0000</text:date>, <text:time style:data-style-name="N2" text:time-value="0000-00-00T21:40:59.7073807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6-12-29T21:41:57.801751445</dc:date>
    <meta:editing-duration>P1DT22H32M47S</meta:editing-duration>
    <meta:editing-cycles>65</meta:editing-cycles>
    <meta:document-statistic meta:table-count="1" meta:cell-count="151" meta:object-count="0"/>
  </office:meta>
</office:document-meta>
</file>